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ff9933" draw:textarea-horizontal-align="justify" draw:textarea-vertical-align="middle" draw:auto-grow-height="true" draw:auto-grow-width="false" fo:min-height="13.33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00cc99" draw:textarea-horizontal-align="justify" draw:textarea-vertical-align="top" draw:auto-grow-height="true" draw:auto-grow-width="false" fo:min-height="12.132cm" fo:min-width="0cm" fo:padding-top="0.126cm" fo:padding-bottom="0.126cm" fo:padding-left="0.253cm" fo:padding-right="0.253cm" fo:wrap-option="wrap" draw:shadow="hidden" draw:shadow-color="#808080"/>
    </style:style>
    <style:style style:name="pr3" style:family="presentation" style:parent-style-name="Standard-title">
      <style:graphic-properties draw:stroke="none" draw:fill="none" draw:fill-color="#ff9933" draw:textarea-horizontal-align="justify" draw:textarea-vertical-align="middle" draw:auto-grow-height="true" draw:auto-grow-width="false" fo:min-height="1.483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solid" svg:stroke-width="0.018cm" svg:stroke-color="#000000" draw:stroke-linejoin="miter" draw:fill="none" draw:fill-color="#ffcc66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384cm"/>
    </style:style>
    <style:style style:name="pr6" style:family="presentation" style:parent-style-name="Standard-outline1">
      <style:graphic-properties draw:stroke="solid" svg:stroke-width="0.018cm" svg:stroke-color="#000000" draw:stroke-linejoin="miter" draw:fill="none" draw:fill-color="#ffcc66" draw:textarea-horizontal-align="justify" draw:textarea-vertical-align="top" draw:auto-grow-height="true" draw:auto-grow-width="false" fo:min-height="13.637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notes">
      <style:graphic-properties draw:stroke="none" draw:fill="none" draw:fill-color="#00cc99" draw:auto-grow-height="true" fo:min-height="12.384cm" draw:shadow="hidden" draw:shadow-color="#808080"/>
    </style:style>
    <style:style style:name="pr8" style:family="presentation" style:parent-style-name="Standard-outline1">
      <style:graphic-properties draw:stroke="solid" svg:stroke-width="0.018cm" svg:stroke-color="#000000" draw:stroke-linejoin="miter" draw:fill="none" draw:fill-color="#ffcc66" draw:textarea-horizontal-align="justify" draw:textarea-vertical-align="top" draw:auto-grow-height="true" draw:auto-grow-width="false" fo:min-height="13.15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Standard-outline1">
      <style:graphic-properties draw:stroke="solid" svg:stroke-width="0.018cm" svg:stroke-color="#000000" draw:stroke-linejoin="miter" draw:fill="none" draw:fill-color="#ffcc66" draw:textarea-horizontal-align="justify" draw:textarea-vertical-align="top" draw:auto-grow-height="true" draw:auto-grow-width="false" fo:min-height="13.331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outline1">
      <style:graphic-properties draw:stroke="solid" svg:stroke-width="0.018cm" svg:stroke-color="#000000" draw:stroke-linejoin="miter" draw:fill="none" draw:fill-color="#ffcc66" draw:textarea-horizontal-align="justify" draw:textarea-vertical-align="top" draw:auto-grow-height="true" draw:auto-grow-width="false" fo:min-height="12.78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9933"/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fo:margin-left="0.952cm" fo:margin-right="0cm" fo:margin-top="0.211cm" fo:margin-bottom="0cm" fo:line-height="100%" fo:text-indent="-0.952cm"/>
    </style:style>
    <style:style style:name="P9" style:family="paragraph">
      <loext:graphic-properties draw:fill="none" draw:fill-color="#ffcc66"/>
      <style:paragraph-properties fo:margin-left="0.952cm" fo:margin-right="0cm" fo:text-indent="0cm" style:writing-mode="lr-tb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style:paragraph-properties fo:margin-left="0cm" fo:margin-right="0cm" fo:margin-top="0.176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.952cm" fo:margin-right="0cm" fo:margin-top="0.176cm" fo:margin-bottom="0cm" fo:line-height="100%" fo:text-indent="-0.952cm"/>
    </style:style>
    <style:style style:name="P13" style:family="paragraph">
      <style:paragraph-properties fo:margin-left="0cm" fo:margin-right="0cm" fo:margin-top="0.141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2.063cm" fo:margin-right="0cm" fo:margin-top="0.176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5" style:family="paragraph">
      <style:paragraph-properties fo:margin-left="2.063cm" fo:margin-right="0cm" fo:margin-top="0.158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41cm" fo:margin-bottom="0cm" fo:text-indent="0cm"/>
    </style:style>
    <style:style style:name="P17" style:family="paragraph">
      <style:paragraph-properties fo:margin-left="0cm" fo:margin-right="0cm" fo:margin-top="0.141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8" style:family="paragraph">
      <style:paragraph-properties fo:margin-left="2.063cm" fo:margin-right="0cm" fo:margin-top="0.141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141cm" fo:margin-bottom="0cm" fo:line-height="100%" fo:text-indent="-0.952cm"/>
    </style:style>
    <style:style style:name="P20" style:family="paragraph">
      <style:paragraph-properties fo:margin-left="0.952cm" fo:margin-right="0cm" fo:margin-top="0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.952cm" fo:margin-right="0cm" fo:margin-top="0cm" fo:margin-bottom="0cm" fo:line-height="100%" fo:text-indent="-0.952cm"/>
    </style:style>
    <style:style style:name="P22" style:family="paragraph">
      <loext:graphic-properties draw:fill="none" draw:fill-color="#00cc99"/>
      <style:paragraph-properties fo:margin-left="0cm" fo:margin-right="0cm" fo:text-indent="0cm"/>
    </style:style>
    <style:style style:name="P23" style:family="paragraph">
      <style:paragraph-properties fo:margin-left="0cm" fo:margin-right="0cm" fo:margin-top="0.141cm" fo:margin-bottom="0cm" fo:line-height="100%" fo:text-indent="0cm"/>
    </style:style>
    <style:style style:name="P24" style:family="paragraph">
      <style:paragraph-properties fo:margin-left="0cm" fo:margin-right="0cm" fo:margin-top="0.141cm" fo:margin-bottom="0cm" fo:line-height="10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5" style:family="paragraph">
      <style:paragraph-properties fo:margin-left="0cm" fo:margin-right="0cm" fo:margin-top="0.123cm" fo:margin-bottom="0cm" fo:text-indent="0cm"/>
    </style:style>
    <style:style style:name="P26" style:family="paragraph">
      <style:paragraph-properties fo:margin-left="2.063cm" fo:margin-right="0cm" fo:margin-top="0.123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211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8" style:family="paragraph">
      <style:paragraph-properties fo:margin-left="0cm" fo:margin-right="0cm" fo:margin-top="0.17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9" style:family="paragraph">
      <style:paragraph-properties fo:margin-left="0.952cm" fo:margin-right="0cm" fo:margin-top="0.211cm" fo:margin-bottom="0cm" fo:text-indent="-0.952cm"/>
    </style:style>
    <style:style style:name="P30" style:family="paragraph">
      <style:paragraph-properties fo:margin-left="0cm" fo:margin-right="0cm" fo:margin-top="0cm" fo:margin-bottom="0cm" fo:text-indent="0cm"/>
    </style:style>
    <style:style style:name="P31" style:family="paragraph">
      <style:paragraph-properties fo:margin-left="2.063cm" fo:margin-right="0cm" fo:margin-top="0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2" style:family="paragraph">
      <style:paragraph-properties fo:margin-left="2.063cm" fo:margin-right="0cm" fo:margin-top="0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3" style:family="paragraph">
      <style:paragraph-properties fo:margin-left="0.952cm" fo:margin-right="0cm" fo:margin-top="0.158cm" fo:margin-bottom="0cm" fo:line-height="100%" fo:text-indent="-0.952cm"/>
    </style:style>
    <style:style style:name="P34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language="de" fo:country="DE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6pt" fo:language="en" fo:country="US" style:font-size-asian="16pt" style:font-size-complex="16pt"/>
    </style:style>
    <style:style style:name="T5" style:family="text">
      <style:text-properties style:font-name="Courier New1" fo:language="en" fo:country="US"/>
    </style:style>
    <style:style style:name="T6" style:family="text">
      <style:text-properties fo:color="#000000" style:font-name="Courier New1" fo:font-size="20pt" fo:language="en" fo:country="US" style:font-size-asian="20pt" style:font-size-complex="20pt"/>
    </style:style>
    <style:style style:name="T7" style:family="text">
      <style:text-properties fo:color="#000000" style:font-name="Courier New1" fo:font-size="16pt" fo:language="en" fo:country="US" style:font-size-asian="16pt" style:font-size-complex="16pt"/>
    </style:style>
    <style:style style:name="T8" style:family="text">
      <style:text-properties fo:color="#000000"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style:font-name="Verdana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20pt" style:language-asian="zxx" style:country-asian="none" style:font-style-asian="normal" style:font-weight-asian="normal" style:font-name-complex="Tahoma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font-name="Courier New1" fo:font-size="18pt" fo:language="en" fo:country="US" style:font-size-asian="18pt" style:font-size-complex="18pt"/>
    </style:style>
    <style:style style:name="T11" style:family="text">
      <style:text-properties fo:color="#000000" style:text-outline="false" style:text-line-through-style="none" style:text-line-through-type="none" style:text-position="0% 100%" style:font-name="Courier New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font-name="Courier New1" fo:font-size="16pt" fo:language="en" fo:country="US" style:font-size-asian="16pt" style:font-size-complex="16pt"/>
    </style:style>
    <style:style style:name="T13" style:family="text">
      <style:text-properties fo:color="#000000" style:text-outline="false" style:text-line-through-style="none" style:text-line-through-type="none" style:text-position="0% 100%" style:font-name="Courier New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6pt" style:language-asian="zxx" style:country-asian="none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15" style:family="text">
      <style:text-properties style:font-name="Courier New1" fo:font-size="14pt" fo:language="en" fo:country="US" style:font-size-asian="14pt" style:font-size-complex="14pt"/>
    </style:style>
    <style:style style:name="T16" style:family="text">
      <style:text-properties fo:color="#000000" style:text-outline="false" style:text-line-through-style="none" style:text-line-through-type="none" style:text-position="0% 100%" style:font-name="Courier New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style:font-name="Courier" fo:language="en" fo:country="US"/>
    </style:style>
    <style:style style:name="T19" style:family="text">
      <style:text-properties style:font-name="Courier" fo:font-size="20pt" fo:language="en" fo:country="US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text-outline="false" style:text-line-through-style="none" style:text-line-through-type="none" style:text-position="0% 100%" style:font-name="Courier New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bold" style:font-name-complex="Tahoma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22" style:family="text">
      <style:text-properties fo:color="#ff6633" fo:language="de" fo:country="DE"/>
    </style:style>
    <text:list-style style:name="L1">
      <text:list-level-style-bullet text:level="1" text:bullet-char="•">
        <style:list-level-properties/>
        <style:text-properties style:font-name="Verdana1" fo:color="#9ba59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f09b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&quot;Advanced&quot; HTML  HTML, CSS &amp; Javascrip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3.495cm" svg:height="14.166cm" svg:x="1.481cm" svg:y="0.541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HTML, CSS</text:span><text:span text:style-name="T1"><text:line-break/></text:span><text:span text:style-name="T1">Eine kurze Einführung</text:span><text:span text:style-name="T1"><text:line-break/></text:span><text:span text:style-name="T1"><text:line-break/></text:span><text:span text:style-name="T1"><text:line-break/></text:span><text:span text:style-name="T1"><text:a xlink:href="http://www.w3schools.com/" xlink:type="simple">http://www.w3schools.com/</text:a></text:span><text:span text:style-name="T1"><text:line-break/></text:span><text:span text:style-name="T1"><text:a xlink:href="http://de.selfhtml.org/" xlink:type="simple">http://de.selfhtml.org/</text:a></text:span><text:span text:style-name="T1"><text:line-break/></text:span><text:span text:style-name="T1"/></text:p>
          </draw:text-box>
        </draw:frame>
        <presentation:notes draw:style-name="dp2">
          <draw:page-thumbnail draw:layer="layout" svg:width="13.759cm" svg:height="10.319cm" svg:x="2.522cm" svg:y="2.064cm" draw:page-number="1"/>
          <draw:frame presentation:style-name="pr2" draw:text-style-name="P4" draw:layer="layout" svg:width="13.785cm" svg:height="12.384cm" svg:x="2.508cm" svg:y="13.069cm" presentation:class="notes" presentation:user-transformed="true">
            <draw:text-box>
              <text:p text:style-name="P3"><text:span text:style-name="T1">Übersetzung durch COMPILER (für jede Zielmaschine notwendig)</text:span></text:p>
              <text:p text:style-name="P3"><text:span text:style-name="T1"/></text:p>
              <text:p text:style-name="P3"><text:span text:style-name="T1">VT: leichteres lesen, portieren, programmieren</text:span></text:p>
              <text:p text:style-name="P3"><text:span text:style-name="T1">NT:evtl. langsamer</text:span></text:p>
            </draw:text-box>
          </draw:frame>
        </presentation:notes>
      </draw:page>
      <draw:page draw:name="HTML Basic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HTML Basics</text:span></text:p>
          </draw:text-box>
        </draw:frame>
        <draw:frame presentation:style-name="pr4" draw:text-style-name="P9" draw:layer="layout" svg:width="21.59cm" svg:height="13.235cm" svg:x="1.905cm" svg:y="3.81cm" presentation:class="outline" presentation:user-transformed="true">
          <draw:text-box>
            <text:list text:style-name="L3">
              <text:list-item>
                <text:p text:style-name="P6"><text:span text:style-name="T2">HTML - </text:span><text:span text:style-name="T3">H</text:span><text:span text:style-name="T2">yper</text:span><text:span text:style-name="T3">T</text:span><text:span text:style-name="T2">ext</text:span><text:span text:style-name="T3"> M</text:span><text:span text:style-name="T2">arkup </text:span><text:span text:style-name="T3">L</text:span><text:span text:style-name="T2">anguage</text:span><text:span text:style-name="T2"><text:line-break/></text:span><text:span text:style-name="T2"/></text:p>
              </text:list-item>
              <text:list-item>
                <text:p text:style-name="P6"><text:span text:style-name="T2">Seitenbeschreibungssprache für Texte, Grafiken, eingebundene Elemente (Video, Musik, ...)</text:span></text:p>
              </text:list-item>
              <text:list-item>
                <text:p text:style-name="P6"><text:span text:style-name="T2">Schema </text:span><text:span text:style-name="T2"><text:line-break/></text:span><text:span text:style-name="T2">&lt;Befehl&gt; Inhalt &lt;/Befehl&gt;</text:span><text:span text:style-name="T2"><text:line-break/></text:span><text:span text:style-name="T2"/></text:p>
                <text:list>
                  <text:list-item>
                    <text:p text:style-name="P7"><text:span text:style-name="T4">Beispiel:</text:span><text:span text:style-name="T4"><text:line-break/></text:span><text:span text:style-name="T4"><text:line-break/></text:span><text:span text:style-name="T5">&lt;h1&gt;Überschrift&lt;/h1&gt;</text:span><text:span text:style-name="T5"><text:line-break/></text:span><text:span text:style-name="T5"/></text:p>
                  </text:list-item>
                </text:list>
              </text:list-item>
            </text:list>
            <text:p text:style-name="P8"><text:span text:style-name="T5"/></text:p>
          </draw:text-box>
        </draw:frame>
        <presentation:notes draw:style-name="dp3">
          <draw:page-thumbnail draw:style-name="gr1" draw:layer="layout" svg:width="13.292cm" svg:height="10.319cm" svg:x="2.752cm" svg:y="2.091cm" draw:page-number="2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HTML - Grundgerüs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HTML - Grundgerüst</text:span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item>
                <text:p text:style-name="P11"><text:span text:style-name="T2">Einfachstes Grundgerüst einer HTML-Datei</text:span><text:span text:style-name="T2"><text:line-break/></text:span><text:span text:style-name="T2"><text:line-break/></text:span><text:span text:style-name="T6">&lt;!DOCTYPE html&gt;</text:span><text:span text:style-name="T6"><text:line-break/></text:span><text:span text:style-name="T6">&lt;html&gt;</text:span><text:span text:style-name="T6"><text:line-break/></text:span><text:span text:style-name="T6"><text:tab/></text:span><text:span text:style-name="T6">&lt;head&gt;</text:span><text:span text:style-name="T6"><text:line-break/></text:span><text:span text:style-name="T6"><text:tab/></text:span><text:span text:style-name="T6"><text:tab/></text:span><text:span text:style-name="T6">&lt;title&gt;Titel&lt;/title&gt;</text:span><text:span text:style-name="T6"><text:line-break/></text:span><text:span text:style-name="T6"><text:tab/></text:span><text:span text:style-name="T6">&lt;/head&gt;</text:span><text:span text:style-name="T6"><text:line-break/></text:span><text:span text:style-name="T6"><text:line-break/></text:span><text:span text:style-name="T6"><text:tab/></text:span><text:span text:style-name="T6">&lt;body bgcolor="magenta"&gt;</text:span><text:span text:style-name="T6"><text:line-break/></text:span><text:span text:style-name="T6"><text:tab/></text:span><text:span text:style-name="T6"><text:tab/></text:span><text:span text:style-name="T6">Hauptteil</text:span><text:span text:style-name="T6"><text:line-break/></text:span><text:span text:style-name="T6"><text:tab/></text:span><text:span text:style-name="T6">&lt;/body&gt;</text:span><text:span text:style-name="T6"><text:line-break/></text:span><text:span text:style-name="T6"><text:line-break/></text:span><text:span text:style-name="T6">&lt;/html&gt;</text:span></text:p>
              </text:list-item>
            </text:list>
            <text:p text:style-name="P12"><text:span text:style-name="T6"/></text:p>
          </draw:text-box>
        </draw:frame>
        <presentation:notes draw:style-name="dp3">
          <draw:page-thumbnail draw:style-name="gr1" draw:layer="layout" svg:width="13.292cm" svg:height="10.319cm" svg:x="2.752cm" svg:y="2.091cm" draw:page-number="3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HTML - Metatag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HTML - Metatags</text:span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item>
                <text:p text:style-name="P13"><text:span text:style-name="T2"><text:s/></text:span><text:span text:style-name="T2">Metainformationen einer HTML-Datei</text:span><text:span text:style-name="T2"><text:line-break/></text:span><text:span text:style-name="T7">&lt;html&gt;</text:span><text:span text:style-name="T7"><text:line-break/></text:span><text:span text:style-name="T7"> <text:s/>&lt;head&gt;</text:span><text:span text:style-name="T7"><text:line-break/></text:span><text:span text:style-name="T8"><text:tab/></text:span><text:span text:style-name="T8">&lt;meta name="description" content="Kurzbeschreibung"&gt; </text:span><text:span text:style-name="T8"><text:tab/></text:span><text:span text:style-name="T8">&lt;meta name="author" content="Autor"&gt;</text:span><text:span text:style-name="T8"><text:line-break/></text:span><text:span text:style-name="T8"> <text:s text:c="4"/>&lt;meta name="keywords" content="Stichwörter zur Page"&gt;</text:span><text:span text:style-name="T7"> </text:span><text:span text:style-name="T7"><text:tab/></text:span><text:span text:style-name="T7">&lt;title&gt;Titel&lt;/title&gt;</text:span><text:span text:style-name="T7"><text:line-break/></text:span><text:span text:style-name="T7"> <text:s/>&lt;/head&gt;</text:span><text:span text:style-name="T7"><text:line-break/></text:span><text:span text:style-name="T7"> <text:s/>&lt;body&gt;</text:span><text:span text:style-name="T7"><text:line-break/></text:span><text:span text:style-name="T7"><text:tab/></text:span><text:span text:style-name="T7"><text:tab/></text:span><text:span text:style-name="T7">Hauptteil</text:span><text:span text:style-name="T7"><text:line-break/></text:span><text:span text:style-name="T7"> <text:s/>&lt;/body&gt;</text:span><text:span text:style-name="T7"><text:line-break/></text:span><text:span text:style-name="T7">&lt;/html&gt;</text:span></text:p>
              </text:list-item>
            </text:list>
            <text:p text:style-name="P14"><text:span text:style-name="T9"/></text:p>
            <text:list text:continue-numbering="true" text:style-name="L3">
              <text:list-item>
                <text:p text:style-name="P3"><text:span text:style-name="T2">andere nützliche Metatags</text:span><text:span text:style-name="T2"><text:line-break/></text:span><text:span text:style-name="T8">&lt;meta http-equiv="refresh" content="5;URL=http://www.google.com/"&gt;</text:span><text:span text:style-name="T10"> </text:span></text:p>
              </text:list-item>
            </text:list>
            <text:p text:style-name="P15"><text:span text:style-name="T11"/></text:p>
          </draw:text-box>
        </draw:frame>
        <presentation:notes draw:style-name="dp3">
          <draw:page-thumbnail draw:style-name="gr1" draw:layer="layout" svg:width="13.292cm" svg:height="10.319cm" svg:x="2.752cm" svg:y="2.091cm" draw:page-number="4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HTML - Texte &amp; Grafik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HTML - Texte &amp; Grafik</text:span></text:p>
          </draw:text-box>
        </draw:frame>
        <draw:frame presentation:style-name="pr6" draw:text-style-name="P9" draw:layer="layout" svg:width="21.59cm" svg:height="15.093cm" svg:x="1.905cm" svg:y="3.81cm" presentation:class="outline" presentation:user-transformed="true">
          <draw:text-box>
            <text:list text:style-name="L3">
              <text:list-item>
                <text:p text:style-name="P6"><text:span text:style-name="T2">Textformatierungen</text:span></text:p>
                <text:list>
                  <text:list-item>
                    <text:p text:style-name="P7"><text:span text:style-name="T2">nur Grundtypen (&lt;h1&gt;,&lt;p&gt;,&lt;li&gt;, ...) verwenden</text:span></text:p>
                  </text:list-item>
                  <text:list-item>
                    <text:p text:style-name="P7"><text:span text:style-name="T2">Schriftformatierungen mittels Cascading Style Sheets</text:span></text:p>
                  </text:list-item>
                </text:list>
              </text:list-item>
              <text:list-item>
                <text:p text:style-name="P6"><text:span text:style-name="T2">Bilder</text:span></text:p>
                <text:list>
                  <text:list-item>
                    <text:p text:style-name="P16"><text:span text:style-name="T2">immer ALT-Tag, width &amp; height angeben</text:span><text:span text:style-name="T2"><text:line-break/></text:span><text:span text:style-name="T12">&lt;img src="bild.jpg" width="200" height="80" alt="info"&gt;</text:span></text:p>
                  </text:list-item>
                </text:list>
              </text:list-item>
              <text:list-item>
                <text:p text:style-name="P6"><text:span text:style-name="T2">Links</text:span></text:p>
                <text:list>
                  <text:list-item>
                    <text:p text:style-name="P16"><text:span text:style-name="T2">Email </text:span><text:span text:style-name="T2"><text:line-break/></text:span><text:span text:style-name="T12">&lt;a href="</text:span><text:span text:style-name="T12"><text:a xlink:href="mailto:user@mail.at" xlink:type="simple">mailto:user@mail.at</text:a></text:span><text:span text:style-name="T12">"&gt;user [at] mail&lt;/a&gt;</text:span></text:p>
                  </text:list-item>
                  <text:list-item>
                    <text:p text:style-name="P17"><text:span text:style-name="T2">WWW </text:span><text:span text:style-name="T2"><text:line-break/></text:span><text:span text:style-name="T12">&lt;a href="</text:span><text:span text:style-name="T12"><text:a xlink:href="http://www.gmx.at/" xlink:type="simple">http://www.gmx.at</text:a></text:span><text:span text:style-name="T12">" target="_blank"&gt;www.gmx.at&lt;/a&gt;</text:span><text:span text:style-name="T12"><text:line-break/></text:span><text:span text:style-name="T4">_blank </text:span><text:span text:style-name="T4"><text:tab/></text:span><text:span text:style-name="T4"><text:tab/></text:span><text:span text:style-name="T4">neues Fenster</text:span><text:span text:style-name="T4"><text:line-break/></text:span><text:span text:style-name="T4">_self </text:span><text:span text:style-name="T4"><text:tab/></text:span><text:span text:style-name="T4"><text:tab/></text:span><text:span text:style-name="T4">um Inhalt im aktuellen Fenster zu öffnen</text:span><text:span text:style-name="T4"><text:line-break/></text:span><text:span text:style-name="T4"/></text:p>
                  </text:list-item>
                </text:list>
              </text:list-item>
            </text:list>
            <text:p text:style-name="P18"><text:span text:style-name="T13"/></text:p>
          </draw:text-box>
        </draw:frame>
        <presentation:notes draw:style-name="dp3">
          <draw:page-thumbnail draw:style-name="gr1" draw:layer="layout" svg:width="13.292cm" svg:height="10.319cm" svg:x="2.752cm" svg:y="2.091cm" draw:page-number="5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HTML - Tabelle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HTML - Tabellen</text:span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item>
                <text:p text:style-name="P6"><text:span text:style-name="T2">Werkzeug um Webdesigns sinnvoll zu realisieren</text:span></text:p>
              </text:list-item>
              <text:list-item>
                <text:p text:style-name="P13"><text:span text:style-name="T2">Tabellenbeispiel</text:span><text:span text:style-name="T2"><text:line-break/></text:span><text:span text:style-name="T2"><text:line-break/></text:span><text:span text:style-name="T7">&lt;table border="1" cellpadding="3" width="95%"&gt;</text:span><text:span text:style-name="T7"><text:line-break/></text:span><text:span text:style-name="T7"> <text:s/>&lt;tr&gt;</text:span><text:span text:style-name="T7"><text:line-break/></text:span><text:span text:style-name="T7"><text:tab/></text:span><text:span text:style-name="T7">&lt;td valign="top" align="left" width="1%"&gt;</text:span><text:span text:style-name="T7"><text:line-break/></text:span><text:span text:style-name="T7"><text:tab/></text:span><text:span text:style-name="T7"><text:tab/></text:span><text:span text:style-name="T7">&lt;img src="bild.gif"&gt;&lt;/td&gt;</text:span><text:span text:style-name="T7"><text:line-break/></text:span><text:span text:style-name="T7"><text:tab/></text:span><text:span text:style-name="T7">&lt;td&gt;Inhalt 2&lt;/td&gt;</text:span><text:span text:style-name="T7"><text:line-break/></text:span><text:span text:style-name="T7"> <text:s/>&lt;/tr&gt;</text:span><text:span text:style-name="T7"><text:line-break/></text:span><text:span text:style-name="T7">&lt;/table&gt;</text:span><text:span text:style-name="T7"><text:line-break/></text:span><text:span text:style-name="T7"/></text:p>
                <text:list>
                  <text:list-item>
                    <text:p text:style-name="P7"><text:span text:style-name="T2">width=1% -&gt; kleinstmögliche Tabledata </text:span></text:p>
                  </text:list-item>
                  <text:list-item>
                    <text:p text:style-name="P7"><text:span text:style-name="T2">cellpadding/cellspacing sowie border für Tabellenformatier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292cm" svg:height="10.319cm" svg:x="2.752cm" svg:y="2.091cm" draw:page-number="6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HTML - Formular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HTML - Formulare</text:span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item>
                <text:p text:style-name="P6"><text:span text:style-name="T2">Reines Textformlar per Email</text:span><text:span text:style-name="T2"><text:line-break/></text:span><text:span text:style-name="T2"/></text:p>
              </text:list-item>
            </text:list>
            <text:p text:style-name="P19"><text:span text:style-name="T7">&lt;</text:span><text:span text:style-name="T8">form action="mailto:user@mail.at" method="post"</text:span><text:span text:style-name="T7"> </text:span><text:span text:style-name="T8">enctype="text/plain"&gt;</text:span></text:p>
            <text:p text:style-name="P20"><text:span text:style-name="T7"><text:tab/></text:span><text:span text:style-name="T7">&lt;!-- hier folgen die Formularelemente --&gt;</text:span></text:p>
            <text:p text:style-name="P20"><text:span text:style-name="T7"><text:tab/></text:span><text:span text:style-name="T7">&lt;input type="submit" value="Senden"&gt;</text:span></text:p>
            <text:p text:style-name="P21"><text:span text:style-name="T7">&lt;/form&gt;</text:span><text:span text:style-name="T7"><text:line-break/></text:span><text:span text:style-name="T7"/></text:p>
            <text:list text:continue-numbering="true" text:style-name="L3">
              <text:list-item>
                <text:p text:style-name="P6"><text:span text:style-name="T2">Text-Dokument Formular per PHP </text:span></text:p>
              </text:list-item>
            </text:list>
            <text:p text:style-name="P19"><text:span text:style-name="T7">&lt;form action="update.php" method="post" enctype="multipart/form-data"&gt;</text:span></text:p>
            <text:p text:style-name="P20"><text:span text:style-name="T7"><text:tab/></text:span><text:span text:style-name="T7">&lt;!-- hier folgen die Formularelemente --&gt;</text:span></text:p>
            <text:p text:style-name="P20"><text:span text:style-name="T7"><text:tab/></text:span><text:span text:style-name="T7">&lt;input type="submit" value="Abschicken"&gt;</text:span></text:p>
            <text:p text:style-name="P21"><text:span text:style-name="T7">&lt;/form&gt;</text:span></text:p>
          </draw:text-box>
        </draw:frame>
        <presentation:notes draw:style-name="dp2">
          <draw:page-thumbnail draw:layer="layout" svg:width="13.759cm" svg:height="10.319cm" svg:x="2.522cm" svg:y="2.064cm" draw:page-number="7"/>
          <draw:frame presentation:style-name="pr7" draw:text-style-name="P22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HTML - Formulartype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HTML - Formulartypen</text:span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item>
                <text:p text:style-name="P6"><text:span text:style-name="T2">Die wichtigsten Formulartypen</text:span></text:p>
                <text:list>
                  <text:list-item>
                    <text:p text:style-name="P23"><text:span text:style-name="T12">&lt;input name="vorname" type="text" size="30" value="Name"&gt;</text:span><text:span text:style-name="T12"><text:line-break/></text:span><text:span text:style-name="T12"/></text:p>
                  </text:list-item>
                  <text:list-item>
                    <text:p text:style-name="P23"><text:span text:style-name="T12">&lt;textarea name="information" cols="20" rows="10"&gt;</text:span><text:span text:style-name="T12"><text:line-break/></text:span><text:span text:style-name="T12">Hier kann Text, der im Formular erscheinen soll&lt;/textarea&gt;</text:span><text:span text:style-name="T12"><text:line-break/></text:span><text:span text:style-name="T12"/></text:p>
                  </text:list-item>
                  <text:list-item>
                    <text:p text:style-name="P23"><text:span text:style-name="T12">&lt;input type="checkbox" name="stimmt" value="ja"&gt;Stimmts</text:span><text:span text:style-name="T12"><text:line-break/></text:span><text:span text:style-name="T12">mit checked standartmässig aktiviert</text:span><text:span text:style-name="T12"><text:line-break/></text:span><text:span text:style-name="T12"/></text:p>
                  </text:list-item>
                  <text:list-item>
                    <text:p text:style-name="P24"><text:span text:style-name="T12">&lt;select name="hobbies" multiple&gt;</text:span><text:span text:style-name="T12"><text:line-break/></text:span><text:span text:style-name="T12"><text:tab/></text:span><text:span text:style-name="T12">&lt;option value="1" selected&gt;</text:span><text:span text:style-name="T12"><text:tab/></text:span><text:span text:style-name="T12">Kayak&lt;/option&gt;</text:span><text:span text:style-name="T12"><text:line-break/></text:span><text:span text:style-name="T12"><text:tab/></text:span><text:span text:style-name="T12">&lt;option value="2"&gt;</text:span><text:span text:style-name="T12"><text:tab/></text:span><text:span text:style-name="T12"><text:tab/></text:span><text:span text:style-name="T12">Snowboard&lt;/option&gt;</text:span><text:span text:style-name="T12"><text:line-break/></text:span><text:span text:style-name="T12">&lt;/select&gt;</text:span><text:span text:style-name="T12"><text:line-break/></text:span><text:span text:style-name="T12"/></text:p>
                  </text:list-item>
                  <text:list-item>
                    <text:p text:style-name="P23"><text:span text:style-name="T12">&lt;input type="hidden" name="MAX_FILE_SIZE" value="2000"&gt;</text:span><text:span text:style-name="T12"><text:line-break/></text:span><text:span text:style-name="T12">&lt;input type="file" name="doc"&gt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292cm" svg:height="10.319cm" svg:x="2.752cm" svg:y="2.091cm" draw:page-number="8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Cascading Style Sheets - CS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Cascading Style Sheets - CSS</text:span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item>
                <text:p text:style-name="P6"><text:span text:style-name="T2">CSS ist Erweiterung für HTML</text:span><text:span text:style-name="T2"><text:line-break/></text:span><text:span text:style-name="T2"/></text:p>
              </text:list-item>
              <text:list-item>
                <text:p text:style-name="P6"><text:span text:style-name="T2">viel mehr Möglichkeiten der Schriftformatierung <text:s/>als HTML</text:span><text:span text:style-name="T2"><text:line-break/></text:span><text:span text:style-name="T2"/></text:p>
              </text:list-item>
              <text:list-item>
                <text:p text:style-name="P6"><text:span text:style-name="T2">Möglichkeit, die Formatierungen auf der gesamten Website zu verwenden</text:span><text:span text:style-name="T2"><text:line-break/></text:span><text:span text:style-name="T2"/></text:p>
              </text:list-item>
            </text:list>
          </draw:text-box>
        </draw:frame>
        <presentation:notes draw:style-name="dp3">
          <draw:page-thumbnail draw:style-name="gr1" draw:layer="layout" svg:width="13.292cm" svg:height="10.319cm" svg:x="2.752cm" svg:y="2.091cm" draw:page-number="9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CSS - Intern vs Exter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CSS - Intern vs Extern</text:span></text:p>
          </draw:text-box>
        </draw:frame>
        <draw:frame presentation:style-name="pr8" draw:text-style-name="P9" draw:layer="layout" svg:width="21.59cm" svg:height="13.536cm" svg:x="1.905cm" svg:y="3.81cm" presentation:class="outline" presentation:user-transformed="true">
          <draw:text-box>
            <text:list text:style-name="L3">
              <text:list-item>
                <text:p text:style-name="P13"><text:span text:style-name="T2">Inline CSS</text:span><text:span text:style-name="T2"><text:line-break/></text:span><text:span text:style-name="T7">&lt;head&gt; &lt;title&gt;Titel der Datei&lt;/title&gt; </text:span><text:span text:style-name="T7"><text:line-break/></text:span><text:span text:style-name="T8">&lt;style type="text/css"&gt; </text:span><text:span text:style-name="T8"><text:line-break/></text:span><text:span text:style-name="T8"><text:tab/></text:span><text:span text:style-name="T8">FORMATDEFINITIONEN</text:span><text:span text:style-name="T8"><text:line-break/></text:span><text:span text:style-name="T8">&lt;/style&gt;</text:span><text:span text:style-name="T7"> </text:span><text:span text:style-name="T7"><text:line-break/></text:span><text:span text:style-name="T7">&lt;/head&gt;</text:span></text:p>
              </text:list-item>
              <text:list-item>
                <text:p text:style-name="P6"><text:span text:style-name="T2">Externe CSS</text:span></text:p>
                <text:list>
                  <text:list-item>
                    <text:p text:style-name="P7"><text:span text:style-name="T2">eigenes Textfile (style.css)</text:span></text:p>
                  </text:list-item>
                  <text:list-item>
                    <text:p text:style-name="P25"><text:span text:style-name="T2">Link im HTML-Dokument auf style.css</text:span><text:span text:style-name="T2"><text:line-break/></text:span><text:span text:style-name="T12">&lt;head&gt; &lt;title&gt;Titel der Datei&lt;/title&gt; </text:span><text:span text:style-name="T12"><text:line-break/></text:span><text:span text:style-name="T14">&lt;link rel="stylesheet" type="text/css" href="formate.css"&gt;</text:span><text:span text:style-name="T14"><text:line-break/></text:span><text:span text:style-name="T12"> </text:span><text:span text:style-name="T12"><text:line-break/></text:span><text:span text:style-name="T12">&lt;style type="text/css"&gt; </text:span><text:span text:style-name="T12"><text:line-break/></text:span><text:span text:style-name="T12"> <text:s text:c="3"/>Hier können Dateispezifische Erweiterungen stehen</text:span><text:span text:style-name="T12"><text:line-break/></text:span><text:span text:style-name="T12">&lt;/style&gt; </text:span><text:span text:style-name="T12"><text:line-break/></text:span><text:span text:style-name="T12">&lt;/head&gt;</text:span><text:span text:style-name="T15"> </text:span></text:p>
                  </text:list-item>
                </text:list>
              </text:list-item>
            </text:list>
            <text:p text:style-name="P26"><text:span text:style-name="T16"/></text:p>
          </draw:text-box>
        </draw:frame>
        <presentation:notes draw:style-name="dp3">
          <draw:page-thumbnail draw:style-name="gr1" draw:layer="layout" svg:width="13.292cm" svg:height="10.319cm" svg:x="2.752cm" svg:y="2.091cm" draw:page-number="10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CSS - Formate definiere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CSS - Formate definieren</text:span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item>
                <text:p text:style-name="P16"><text:span text:style-name="T2">HTML-Tags definieren </text:span><text:span text:style-name="T2"><text:line-break/></text:span><text:span text:style-name="T8">h1 { color:#ff0000; font-size:36pt; }</text:span><text:span text:style-name="T8"><text:line-break/></text:span><text:span text:style-name="T8">p {font-size:10pt; line-height:11pt;}</text:span><text:span text:style-name="T8"><text:line-break/></text:span><text:span text:style-name="T8"/></text:p>
              </text:list-item>
              <text:list-item>
                <text:p text:style-name="P6"><text:span text:style-name="T2">Typische CSS-Angaben</text:span></text:p>
                <text:list>
                  <text:list-item>
                    <text:p text:style-name="P23"><text:span text:style-name="T14">font-family:</text:span><text:span text:style-name="T12"> Helvetica, Verdana, Clean, sans-serif; </text:span></text:p>
                  </text:list-item>
                  <text:list-item>
                    <text:p text:style-name="P23"><text:span text:style-name="T14">font-size</text:span><text:span text:style-name="T12">:8pt</text:span></text:p>
                  </text:list-item>
                  <text:list-item>
                    <text:p text:style-name="P23"><text:span text:style-name="T14">font-style</text:span><text:span text:style-name="T12">:italic; (oblique, normal) </text:span></text:p>
                  </text:list-item>
                  <text:list-item>
                    <text:p text:style-name="P23"><text:span text:style-name="T14">line-height</text:span><text:span text:style-name="T12">:12pt; </text:span></text:p>
                  </text:list-item>
                  <text:list-item>
                    <text:p text:style-name="P23"><text:span text:style-name="T14">color</text:span><text:span text:style-name="T12">:#0000ff; </text:span></text:p>
                  </text:list-item>
                  <text:list-item>
                    <text:p text:style-name="P23"><text:span text:style-name="T14">background-color</text:span><text:span text:style-name="T12">:#FFFFCC;</text:span></text:p>
                  </text:list-item>
                  <text:list-item>
                    <text:p text:style-name="P23"><text:span text:style-name="T14">margin</text:span><text:span text:style-name="T12">:10px; </text:span><text:span text:style-name="T14">margin-left</text:span><text:span text:style-name="T12">:10px; </text:span><text:span text:style-name="T14">margin-top</text:span><text:span text:style-name="T12">:10px;</text:span></text:p>
                  </text:list-item>
                  <text:list-item>
                    <text:p text:style-name="P23"><text:span text:style-name="T14">vertical-align</text:span><text:span text:style-name="T12">:top; (middle, botto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292cm" svg:height="10.319cm" svg:x="2.752cm" svg:y="2.091cm" draw:page-number="11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CSS - Untergruppe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CSS - Untergruppen</text:span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item>
                <text:p text:style-name="P27"><text:span text:style-name="T2">Untergruppen von HTML-Tags definieren:</text:span><text:span text:style-name="T2"><text:line-break/></text:span><text:span text:style-name="T2"><text:tab/></text:span></text:p>
                <text:list>
                  <text:list-item>
                    <text:p text:style-name="P16"><text:span text:style-name="T2">Stylesheet Definition</text:span><text:span text:style-name="T2"><text:line-break/></text:span><text:span text:style-name="T2"><text:line-break/></text:span><text:span text:style-name="T12">p {font-family:Verdana, sans-serif; font-size:12pt;}</text:span><text:span text:style-name="T12"><text:line-break/></text:span><text:span text:style-name="T14">p.kontakt</text:span><text:span text:style-name="T12"> {font-size:10pt;}</text:span><text:span text:style-name="T12"><text:line-break/></text:span><text:span text:style-name="T12"/></text:p>
                  </text:list-item>
                  <text:list-item>
                    <text:p text:style-name="P16"><text:span text:style-name="T2">Verwendung im HTML Dokument</text:span><text:span text:style-name="T2"><text:line-break/></text:span><text:span text:style-name="T2"><text:line-break/></text:span><text:span text:style-name="T12">&lt;p&gt;Normaler Absatz&lt;/p&gt;</text:span><text:span text:style-name="T12"><text:line-break/></text:span><text:span text:style-name="T12"><text:line-break/></text:span><text:span text:style-name="T12">&lt;</text:span><text:span text:style-name="T14">p class="kontakt"</text:span><text:span text:style-name="T12">&gt;Absatz der Klasse KONTAKT&lt;/p&gt;</text:span></text:p>
                  </text:list-item>
                </text:list>
              </text:list-item>
            </text:list>
            <text:p text:style-name="P18"><text:span text:style-name="T13"/></text:p>
          </draw:text-box>
        </draw:frame>
        <presentation:notes draw:style-name="dp3">
          <draw:page-thumbnail draw:style-name="gr1" draw:layer="layout" svg:width="13.292cm" svg:height="10.319cm" svg:x="2.752cm" svg:y="2.091cm" draw:page-number="12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CSS - Pseudoformat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CSS - Pseudoformate</text:span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item>
                <text:p text:style-name="P6"><text:span text:style-name="T2">Formate, die sich nicht durch eindeutige HTML Tags ausdrücken lassen</text:span><text:span text:style-name="T2"><text:line-break/></text:span><text:span text:style-name="T2">(zB ‘besuchter Link’)</text:span><text:span text:style-name="T2"><text:line-break/></text:span><text:span text:style-name="T2"/></text:p>
              </text:list-item>
              <text:list-item>
                <text:p text:style-name="P6"><text:span text:style-name="T2">häufig verwendete Pseudoformate</text:span></text:p>
                <text:list>
                  <text:list-item>
                    <text:p text:style-name="P28"><text:span text:style-name="T2">a:link</text:span><text:span text:style-name="T2"><text:tab/></text:span><text:span text:style-name="T2"><text:tab/></text:span><text:span text:style-name="T2">noch nicht besuchter Link</text:span></text:p>
                  </text:list-item>
                  <text:list-item>
                    <text:p text:style-name="P28"><text:span text:style-name="T2">a:visited</text:span><text:span text:style-name="T2"><text:tab/></text:span><text:span text:style-name="T2">besuchter Link</text:span></text:p>
                  </text:list-item>
                  <text:list-item>
                    <text:p text:style-name="P28"><text:span text:style-name="T2">a:hover</text:span><text:span text:style-name="T2"><text:tab/></text:span><text:span text:style-name="T2"><text:tab/></text:span><text:span text:style-name="T2">Mausrollover über Link</text:span><text:span text:style-name="T2"><text:line-break/></text:span><text:span text:style-name="T2"/></text:p>
                  </text:list-item>
                  <text:list-item>
                    <text:p text:style-name="P17"><text:span text:style-name="T2">Beispiel</text:span><text:span text:style-name="T2"><text:line-break/></text:span><text:span text:style-name="T12">a </text:span><text:span text:style-name="T12"><text:tab/></text:span><text:span text:style-name="T12">{font-size:12pt; color:#cccccc}</text:span><text:span text:style-name="T12"><text:line-break/></text:span><text:span text:style-name="T12">a:hover </text:span><text:span text:style-name="T12"><text:tab/></text:span><text:span text:style-name="T12">{font-size:12pt; color:#ffffff}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292cm" svg:height="10.319cm" svg:x="2.752cm" svg:y="2.091cm" draw:page-number="13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CSS - Direkte Formatieru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CSS - Direkte Formatierung</text:span></text:p>
          </draw:text-box>
        </draw:frame>
        <draw:frame presentation:style-name="pr9" draw:text-style-name="P9" draw:layer="layout" svg:width="21.59cm" svg:height="13.909cm" svg:x="1.905cm" svg:y="3.81cm" presentation:class="outline" presentation:user-transformed="true">
          <draw:text-box>
            <text:list text:style-name="L3">
              <text:list-item>
                <text:p text:style-name="P6"><text:span text:style-name="T2">Bei jedem HTML-Tag kann eine zusätzliche CSS-Formatierung durchgeführt werden</text:span><text:span text:style-name="T2"><text:line-break/></text:span><text:span text:style-name="T2"/></text:p>
                <text:list>
                  <text:list-item>
                    <text:p text:style-name="P28"><text:span text:style-name="T2">Dabei gilt die zentrale CSS-Formatierung weiterhin. Nur für diese Instanz wird sie um die </text:span><text:span text:style-name="T17">style</text:span><text:span text:style-name="T2"> Anweisungen erweitert</text:span><text:span text:style-name="T2"><text:line-break/></text:span><text:span text:style-name="T2"><text:line-break/></text:span><text:span text:style-name="T18">im CSS-File...</text:span><text:span text:style-name="T2"><text:line-break/></text:span><text:span text:style-name="T12">p {font-family:verdana, sans-serif; font-size:30pt;}</text:span><text:span text:style-name="T12"><text:line-break/></text:span><text:span text:style-name="T12"><text:line-break/></text:span><text:span text:style-name="T12"><text:line-break/></text:span><text:span text:style-name="T19">im HTML-File...</text:span><text:span text:style-name="T12"><text:line-break/></text:span><text:span text:style-name="T12">&lt;p style="color:#ff00cc; font-size:24pt;"&gt;</text:span><text:span text:style-name="T12"><text:line-break/></text:span><text:span text:style-name="T12"><text:tab/></text:span><text:span text:style-name="T12">Paddle the Tekno</text:span><text:span text:style-name="T12"><text:line-break/></text:span><text:span text:style-name="T12">&lt;/p&gt;</text:span><text:span text:style-name="T2"> </text:span></text:p>
                  </text:list-item>
                </text:list>
              </text:list-item>
            </text:list>
            <text:p text:style-name="P29"><text:span text:style-name="T2"/></text:p>
          </draw:text-box>
        </draw:frame>
        <presentation:notes draw:style-name="dp3">
          <draw:page-thumbnail draw:style-name="gr1" draw:layer="layout" svg:width="13.292cm" svg:height="10.319cm" svg:x="2.752cm" svg:y="2.091cm" draw:page-number="14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CSS - Farben &amp; Fonts 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CSS - Farben &amp; Fonts </text:span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item>
                <text:p text:style-name="P6"><text:span text:style-name="T2">Farbdefinitionen:</text:span></text:p>
                <text:list>
                  <text:list-item>
                    <text:p text:style-name="P7"><text:span text:style-name="T2">color:#FF00FF;</text:span></text:p>
                  </text:list-item>
                  <text:list-item>
                    <text:p text:style-name="P7"><text:span text:style-name="T2">color:rgb(50,0,180);</text:span></text:p>
                  </text:list-item>
                  <text:list-item>
                    <text:p text:style-name="P7"><text:span text:style-name="T2">color:rgb(60%,100%,40%)</text:span></text:p>
                  </text:list-item>
                </text:list>
              </text:list-item>
            </text:list>
            <text:p text:style-name="P14"><text:span text:style-name="T9"/></text:p>
            <text:list text:continue-numbering="true" text:style-name="L3">
              <text:list-item>
                <text:p text:style-name="P6"><text:span text:style-name="T2">Immer mehrere Schriftarten angeben sowie allgemeinen Schrifttyp angeben</text:span></text:p>
                <text:list>
                  <text:list-item>
                    <text:p text:style-name="P7"><text:span text:style-name="T2">zB: Verdana, Helvetica, sans-serif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6"><text:span text:style-name="T2">http://css3.me</text:span></text:p>
                <text:list>
                  <text:list-item>
                    <text:p text:style-name="P7"><text:span text:style-name="T2">Zum Probieren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292cm" svg:height="10.319cm" svg:x="2.752cm" svg:y="2.091cm" draw:page-number="15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Javascrip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Javascript</text:span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Eigene Programmiersprache</text:span></text:p>
              </text:list-item>
              <text:list-item>
                <text:p text:style-name="P6"><text:span text:style-name="T2">wird während der Laufzeit interpretiert</text:span></text:p>
              </text:list-item>
              <text:list-item>
                <text:p text:style-name="P6"><text:span text:style-name="T2">entweder Inlinecode oder in externer Datei</text:span></text:p>
              </text:list-item>
              <text:list-item>
                <text:p text:style-name="P6"><text:span text:style-name="T2">aber für HTML Autoren optimiert, um Websites zu erweitern:</text:span></text:p>
                <text:list>
                  <text:list-item>
                    <text:p text:style-name="P7"><text:span text:style-name="T2">Rollover Effekte</text:span></text:p>
                  </text:list-item>
                  <text:list-item>
                    <text:p text:style-name="P7"><text:span text:style-name="T2">Formularkontrolle</text:span></text:p>
                  </text:list-item>
                  <text:list-item>
                    <text:p text:style-name="P7"><text:span text:style-name="T2">...</text:span></text:p>
                  </text:list-item>
                  <text:list-item>
                    <text:p text:style-name="P7"><text:span text:style-name="T2">Basis für HTML5-APPS</text:span></text:p>
                  </text:list-item>
                  <text:list-item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292cm" svg:height="10.319cm" svg:x="2.752cm" svg:y="2.091cm" draw:page-number="16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Javascript - Hello Worl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Javascript - Hello World</text:span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item>
                <text:p text:style-name="P30"><text:span text:style-name="T2">Klassiker “Hello World” in Javascript</text:span></text:p>
              </text:list-item>
            </text:list>
            <text:p text:style-name="P21"><text:span text:style-name="T10"/></text:p>
            <text:p text:style-name="P21"><text:span text:style-name="T10">&lt;!DOCTYPE html&gt;</text:span></text:p>
            <text:p text:style-name="P21"><text:span text:style-name="T10">&lt;html&gt;</text:span></text:p>
            <text:p text:style-name="P21"><text:span text:style-name="T10">&lt;head&gt;&lt;title&gt;Test&lt;/title&gt;</text:span></text:p>
            <text:p text:style-name="P31"><text:span text:style-name="T20">&lt;script type="text/javascript"&gt;</text:span></text:p>
            <text:p text:style-name="P32"><text:span text:style-name="T20"><text:tab/></text:span><text:span text:style-name="T20">&lt;!--</text:span></text:p>
            <text:p text:style-name="P20"><text:span text:style-name="T21"><text:s/></text:span><text:span text:style-name="T21"><text:tab/></text:span><text:span text:style-name="T21"><text:tab/></text:span><text:span text:style-name="T21"><text:tab/></text:span><text:span text:style-name="T21">alert(”Hello World!");</text:span><text:span text:style-name="T21"><text:line-break/></text:span><text:span text:style-name="T21"> <text:s text:c="2"/>//--&gt;</text:span><text:span text:style-name="T21"><text:line-break/></text:span><text:span text:style-name="T21"> &lt;/script&gt;</text:span></text:p>
            <text:p text:style-name="P21"><text:span text:style-name="T10">&lt;/head&gt;</text:span></text:p>
            <text:p text:style-name="P21"><text:span text:style-name="T10">&lt;body&gt;</text:span></text:p>
            <text:p text:style-name="P21"><text:span text:style-name="T10">&lt;/body&gt;</text:span></text:p>
            <text:p text:style-name="P21"><text:span text:style-name="T10">&lt;/html&gt;</text:span></text:p>
            <text:p text:style-name="P33"><text:span text:style-name="T10"/></text:p>
          </draw:text-box>
        </draw:frame>
        <presentation:notes draw:style-name="dp3">
          <draw:page-thumbnail draw:style-name="gr1" draw:layer="layout" svg:width="13.292cm" svg:height="10.319cm" svg:x="2.752cm" svg:y="2.091cm" draw:page-number="17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Javascript - Beispie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5"><text:span text:style-name="T2">Javascript - Beispiel</text:span></text:p>
          </draw:text-box>
        </draw:frame>
        <draw:frame presentation:style-name="pr10" draw:text-style-name="P9" draw:layer="layout" svg:width="22.436cm" svg:height="13.041cm" svg:x="1.482cm" svg:y="3.81cm" presentation:class="outline" presentation:user-transformed="true">
          <draw:text-box>
            <text:p text:style-name="P21"><text:span text:style-name="T7">&lt;!DOCTYPE html&gt;</text:span></text:p>
            <text:p text:style-name="P21"><text:span text:style-name="T7">&lt;html&gt;</text:span></text:p>
            <text:p text:style-name="P21"><text:span text:style-name="T7">&lt;head&gt;</text:span></text:p>
            <text:p text:style-name="P21"><text:span text:style-name="T8">&lt;script type="text/javascript"&gt;</text:span></text:p>
            <text:p text:style-name="P21"><text:span text:style-name="T8">&lt;!--</text:span></text:p>
            <text:p text:style-name="P21"><text:span text:style-name="T8">function Quadrat() {</text:span></text:p>
            <text:p text:style-name="P21"><text:span text:style-name="T8"><text:s text:c="3"/></text:span><text:span text:style-name="T8">var Ergebnis = document.Formular.Eingabe.value * document.Formular.Eingabe.value;</text:span></text:p>
            <text:p text:style-name="P21"><text:span text:style-name="T8"><text:s text:c="3"/></text:span><text:span text:style-name="T8">alert("Quadrat = " + Ergebnis);</text:span></text:p>
            <text:p text:style-name="P21"><text:span text:style-name="T8">}</text:span></text:p>
            <text:p text:style-name="P21"><text:span text:style-name="T8">//--&gt;</text:span></text:p>
            <text:p text:style-name="P21"><text:span text:style-name="T8">&lt;/script&gt;</text:span></text:p>
            <text:p text:style-name="P21"><text:span text:style-name="T7">&lt;/head&gt;</text:span></text:p>
            <text:p text:style-name="P21"><text:span text:style-name="T7">&lt;body&gt;</text:span></text:p>
            <text:p text:style-name="P21"><text:span text:style-name="T7">&lt;form name="Formular" action=""&gt;</text:span></text:p>
            <text:p text:style-name="P21"><text:span text:style-name="T7">&lt;input type="text" name="Eingabe" value="123" size="3"&gt;</text:span></text:p>
            <text:p text:style-name="P21"><text:span text:style-name="T7">&lt;input type="button" value="Quadrat" </text:span><text:span text:style-name="T8">onClick="Quadrat()</text:span><text:span text:style-name="T7">"&gt;</text:span></text:p>
            <text:p text:style-name="P21"><text:span text:style-name="T7">&lt;/form&gt;</text:span></text:p>
            <text:p text:style-name="P21"><text:span text:style-name="T7">&lt;/body&gt;</text:span></text:p>
            <text:p text:style-name="P21"><text:span text:style-name="T7">&lt;/html&gt;</text:span></text:p>
          </draw:text-box>
        </draw:frame>
        <presentation:notes draw:style-name="dp3">
          <draw:page-thumbnail draw:style-name="gr1" draw:layer="layout" svg:width="13.292cm" svg:height="10.319cm" svg:x="2.752cm" svg:y="2.091cm" draw:page-number="18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draw:page draw:name="Referenzen " draw:style-name="dp1" draw:master-page-name="Standard" presentation:presentation-page-layout-name="AL1T1" presentation:use-date-time-name="dtd1">
        <office:forms form:automatic-focus="false" form:apply-design-mode="false"/>
        <draw:frame presentation:style-name="pr3" draw:text-style-name="P2" draw:layer="layout" svg:width="21.59cm" svg:height="1.806cm" svg:x="1.905cm" svg:y="1.214cm" presentation:class="title" presentation:user-transformed="true">
          <draw:text-box>
            <text:p text:style-name="P34">Referenzen/Quellen<text:tab/></text:p>
          </draw:text-box>
        </draw:frame>
        <draw:frame presentation:style-name="pr4" draw:text-style-name="P9" draw:layer="layout" svg:width="21.59cm" svg:height="12.913cm" svg:x="1.905cm" svg:y="3.81cm" presentation:class="outline" presentation:user-transformed="true">
          <draw:text-box>
            <text:list text:style-name="L3">
              <text:list-item>
                <text:p text:style-name="P6"><text:span text:style-name="T1">selfHTML</text:span><text:span text:style-name="T1"><text:line-break/></text:span><text:span text:style-name="T1"><text:a xlink:href="http://www.selfhtml.net/" xlink:type="simple">www.selfhtml.net</text:a></text:span><text:span text:style-name="T1"> </text:span></text:p>
              </text:list-item>
              <text:list-item>
                <text:p text:style-name="P6"><text:span text:style-name="T1">w3school</text:span><text:span text:style-name="T1"><text:line-break/></text:span><text:span text:style-name="T1"><text:a xlink:href="http://www.w3schools.com/" xlink:type="simple">http://www.w3schools.com</text:a></text:span><text:span text:style-name="T1"> </text:span></text:p>
              </text:list-item>
              <text:list-item>
                <text:p text:style-name="P6"><text:span text:style-name="T1">selfPHP</text:span><text:span text:style-name="T1"><text:line-break/></text:span><text:span text:style-name="T1"><text:a xlink:href="http://www.selfphp.info/" xlink:type="simple">www.selfphp.info</text:a></text:span></text:p>
              </text:list-item>
              <text:list-item>
                <text:p text:style-name="P6"><text:span text:style-name="T1">HTML-Kurs</text:span><text:span text:style-name="T1"><text:line-break/></text:span><text:span text:style-name="T22">http://www.contentstart.de/erstesDutzend/mod</text:span><text:span text:style-name="T22">ule_03.htm</text:span><text:span text:style-name="T1"><text:line-break/></text:span><text:span text:style-name="T1"/></text:p>
              </text:list-item>
            </text:list>
          </draw:text-box>
        </draw:frame>
        <presentation:notes draw:style-name="dp3">
          <draw:page-thumbnail draw:style-name="gr1" draw:layer="layout" svg:width="13.292cm" svg:height="10.319cm" svg:x="2.752cm" svg:y="2.091cm" draw:page-number="19" presentation:class="page"/>
          <draw:frame presentation:style-name="pr5" draw:text-style-name="P10" draw:layer="layout" svg:width="15.039cm" svg:height="12.384cm" svg:x="1.88cm" svg:y="13.0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f09b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09b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list-level-properties/>
            <style:text-properties fo:font-family="Wingdings" style:font-pitch="variable" style:font-charset="x-symbol" fo:color="#f09b00" fo:font-size="10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09b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1" fo:color="#9ba59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ba59b" style:text-outline="false" style:text-line-through-style="none" style:text-line-through-type="none" style:text-position="0% 100%" style:font-name="Verdana1" fo:font-family="Verdana" style:font-family-generic="swiss" style:font-pitch="variable" fo:font-size="36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6pt" style:font-style-asian="normal" style:font-weight-asian="bold" style:font-name-complex="Tahoma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79cm" svg:height="4.934cm" svg:x="1.88cm" svg:y="3.861cm"/>
      <draw:page-thumbnail draw:layer="backgroundobjects" svg:width="6.579cm" svg:height="4.934cm" svg:x="10.34cm" svg:y="3.861cm"/>
      <draw:page-thumbnail draw:layer="backgroundobjects" svg:width="6.579cm" svg:height="4.934cm" svg:x="1.88cm" svg:y="11.291cm"/>
      <draw:page-thumbnail draw:layer="backgroundobjects" svg:width="6.579cm" svg:height="4.934cm" svg:x="10.34cm" svg:y="11.291cm"/>
      <draw:page-thumbnail draw:layer="backgroundobjects" svg:width="6.579cm" svg:height="4.934cm" svg:x="1.88cm" svg:y="18.721cm"/>
      <draw:page-thumbnail draw:layer="backgroundobjects" svg:width="6.579cm" svg:height="4.934cm" svg:x="10.34cm" svg:y="18.721cm" draw:page-number="1"/>
      <draw:frame draw:style-name="Mgr1" draw:text-style-name="MP2" draw:layer="backgroundobjects" svg:width="8.158cm" svg:height="1.37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58cm" svg:height="1.375cm" svg:x="10.64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58cm" svg:height="1.375cm" svg:x="0cm" svg:y="26.14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58cm" svg:height="1.375cm" svg:x="10.641cm" svg:y="26.144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292cm" svg:height="10.319cm" svg:x="2.752cm" svg:y="2.091cm" presentation:class="page"/>
        <draw:frame presentation:style-name="Standard-notes" draw:layer="backgroundobjects" svg:width="15.039cm" svg:height="12.383cm" svg:x="1.88cm" svg:y="13.071cm" presentation:class="notes" presentation:placeholder="true">
          <draw:text-box/>
        </draw:frame>
        <draw:frame presentation:style-name="Mpr2" draw:text-style-name="MP2" draw:layer="backgroundobjects" svg:width="8.158cm" svg:height="1.37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158cm" svg:height="1.375cm" svg:x="10.6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158cm" svg:height="1.375cm" svg:x="0cm" svg:y="26.14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158cm" svg:height="1.375cm" svg:x="10.64cm" svg:y="26.144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Kplus InfoSpaces - Building the Information Infrastructure</dc:title>
    <meta:initial-creator>Sigi Reich</meta:initial-creator>
    <meta:creation-date>2001-02-05T11:31:40</meta:creation-date>
    <dc:creator>hofmann </dc:creator>
    <dc:date>2016-11-27T09:51:23.418372948</dc:date>
    <meta:print-date>2001-07-20T08:36:01</meta:print-date>
    <meta:editing-cycles>496</meta:editing-cycles>
    <meta:editing-duration>PT2H8M26S</meta:editing-duration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